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7" office:value-type="float" office:value="10000000">
            <text:p>10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7" office:value-type="float" office:value="4750000">
            <text:p>4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table:style-name="ce27" office:value-type="float" office:value="888000">
            <text:p>88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table:style-name="ce27"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181">
            <text:p>11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Anisimov</text:p>
          </table:table-cell>
          <table:table-cell table:style-name="Default" office:value-type="float" office:value="4550000">
            <text:p>455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1470000">
            <text:p>71,47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5523000">
            <text:p>125,5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6">
            <text:p>1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8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Connor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64195000">
            <text:p>64,195,000.00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9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8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G</text:p>
          </table:table-cell>
          <table:table-cell office:value-type="string">
            <text:p>C Johnson</text:p>
          </table:table-cell>
          <table:table-cell office:value-type="float" office:value="1700000">
            <text:p>1,7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9200000">
            <text:p>99,200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4" table:default-cell-style-name="ce1"/>
        <table:table-column table:style-name="co21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2nd</text:p>
          </table:table-cell>
          <table:table-cell table:number-columns-repeated="246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AndrewA's 2nd</text:p>
          </table:table-cell>
          <table:table-cell table:number-columns-repeated="246"/>
        </table:table-row>
        <table:table-row table:style-name="ro1">
          <table:table-cell office:value-type="float" office:value="2164">
            <text:p>2164</text:p>
          </table:table-cell>
          <table:table-cell office:value-type="string">
            <text:p>F</text:p>
          </table:table-cell>
          <table:table-cell office:value-type="string">
            <text:p>R Panik</text:p>
          </table:table-cell>
          <table:table-cell office:value-type="float" office:value="875000">
            <text:p>875,000.00</text:p>
          </table:table-cell>
          <table:table-cell/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6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55693000">
            <text:p>55,693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ce1"/>
          <table:table-cell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ce1"/>
          <table:table-cell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0589000">
            <text:p>100,589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9232000">
            <text:p>69,232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7292000">
            <text:p>117,29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27" table:default-cell-style-name="ce6"/>
        <table:table-column table:style-name="co28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F</text:p>
          </table:table-cell>
          <table:table-cell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3094">
            <text:p>30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 table:style-name="ce27"/>
          <table:table-cell office:value-type="float" office:value="1406">
            <text:p>1406</text:p>
          </table:table-cell>
          <table:table-cell office:value-type="string">
            <text:p>F</text:p>
          </table:table-cell>
          <table:table-cell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43">
            <text:p>2343</text:p>
          </table:table-cell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30"/>
          <table:table-cell office:value-type="string">
            <text:p>Salary:</text:p>
          </table:table-cell>
          <table:table-cell table:formula="of:=SUM([.I1:.I15])" office:value-type="float" office:value="52352000">
            <text:p>52,352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30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 Lindell</text:p>
          </table:table-cell>
          <table:table-cell table:style-name="Default" office:value-type="float" office:value="925000">
            <text:p>925000</text:p>
          </table:table-cell>
          <table:table-cell table:style-name="ce27"/>
          <table:table-cell table:style-name="ce1"/>
          <table:table-cell table:style-name="ce30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30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7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7" table:formula="of:=SUM([.D1:.D22])" office:value-type="float" office:value="70071000">
            <text:p>70,071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8">
            <text:p>8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office:value-type="float" office:value="3425000">
            <text:p>3,425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 table:style-name="ce8"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1595000">
            <text:p>51,595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613">
            <text:p>261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Honka</text:p>
          </table:table-cell>
          <table:table-cell office:value-type="float" office:value="1068000">
            <text:p>1,06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79727000">
            <text:p>79,727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7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Evan's 3rd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8993000">
            <text:p>58,993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7176000">
            <text:p>97,176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7" office:value-type="float" office:value="1167000">
            <text:p>1,167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7" office:value-type="float" office:value="6000000">
            <text:p>6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office:value-type="float" office:value="4583000">
            <text:p>4,583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table:style-name="ce27" office:value-type="float" office:value="4583000">
            <text:p>4,583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49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7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60923000">
            <text:p>60,92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7757000">
            <text:p>87,757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">
            <text:p>874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5"/>
        </table:table-row>
        <table:table-row table:style-name="ro8"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5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900000">
            <text:p>47,900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7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93412000">
            <text:p>93,412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5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2016-12-12</text:date>, <text:time>19:1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12-12T19:11:18</dc:date>
    <meta:editing-duration>P263DT7H13M34S</meta:editing-duration>
    <meta:editing-cycles>539</meta:editing-cycles>
    <dc:creator>Ben Miller</dc:creator>
    <meta:document-statistic meta:table-count="11" meta:cell-count="2529" meta:object-count="0"/>
    <meta:user-defined meta:name=""/>
  </office:meta>
</office:document-meta>
</file>